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493cm"/>
    </style:style>
    <style:style style:name="co3" style:family="table-column">
      <style:table-column-properties fo:break-before="auto" style:column-width="3.683cm"/>
    </style:style>
    <style:style style:name="co4" style:family="table-column">
      <style:table-column-properties fo:break-before="auto" style:column-width="3.89466666666667cm"/>
    </style:style>
    <style:style style:name="co5" style:family="table-column">
      <style:table-column-properties fo:break-before="auto" style:column-width="3.7465cm"/>
    </style:style>
    <style:style style:name="co6" style:family="table-column">
      <style:table-column-properties fo:break-before="auto" style:column-width="3.513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uomenų failas\funkcija</text:p>
          </table:table-cell>
          <table:table-cell office:value-type="string" table:style-name="ce1">
            <text:p>Duomenų generavimas</text:p>
          </table:table-cell>
          <table:table-cell office:value-type="string" table:style-name="ce1">
            <text:p>Duomenų nuskaitymas</text:p>
          </table:table-cell>
          <table:table-cell office:value-type="string" table:style-name="ce1">
            <text:p>Rezultatų skaičiavimas</text:p>
          </table:table-cell>
          <table:table-cell office:value-type="string" table:style-name="ce1">
            <text:p>Įrašymas į failą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tudentai1 000.txt</text:p>
          </table:table-cell>
          <table:table-cell office:value-type="float" office:value="2.9000000000000001E-2" table:style-name="ce1">
            <text:p>0,029</text:p>
          </table:table-cell>
          <table:table-cell office:value-type="float" office:value="1E-3" table:style-name="ce1">
            <text:p>0,001</text:p>
          </table:table-cell>
          <table:table-cell office:value-type="float" office:value="2.7E-2" table:style-name="ce1">
            <text:p>0,027</text:p>
          </table:table-cell>
          <table:table-cell office:value-type="float" office:value="2.1999999999999999E-2" table:style-name="ce1">
            <text:p>0,02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tudentai10 000.txt</text:p>
          </table:table-cell>
          <table:table-cell office:value-type="float" office:value="0.29799999999999999" table:style-name="ce1">
            <text:p>0,298</text:p>
          </table:table-cell>
          <table:table-cell office:value-type="float" office:value="1.2E-2" table:style-name="ce1">
            <text:p>0,012</text:p>
          </table:table-cell>
          <table:table-cell office:value-type="float" office:value="0.26800000000000002" table:style-name="ce1">
            <text:p>0,268</text:p>
          </table:table-cell>
          <table:table-cell office:value-type="float" office:value="0.13800000000000001" table:style-name="ce1">
            <text:p>0,13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tudentai100 000.txt</text:p>
          </table:table-cell>
          <table:table-cell office:value-type="float" office:value="3.0209999999999999" table:style-name="ce1">
            <text:p>3,021</text:p>
          </table:table-cell>
          <table:table-cell office:value-type="float" office:value="0.11700000000000001" table:style-name="ce1">
            <text:p>0,117</text:p>
          </table:table-cell>
          <table:table-cell office:value-type="float" office:value="2.6869999999999998" table:style-name="ce1">
            <text:p>2,687</text:p>
          </table:table-cell>
          <table:table-cell office:value-type="float" office:value="1.3839999999999999" table:style-name="ce1">
            <text:p>1,38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tudentai1 000 000.txt</text:p>
          </table:table-cell>
          <table:table-cell office:value-type="float" office:value="28.734999999999999" table:style-name="ce1">
            <text:p>28,735</text:p>
          </table:table-cell>
          <table:table-cell office:value-type="float" office:value="1.323" table:style-name="ce1">
            <text:p>1,323</text:p>
          </table:table-cell>
          <table:table-cell office:value-type="float" office:value="29.457000000000001" table:style-name="ce1">
            <text:p>29,457</text:p>
          </table:table-cell>
          <table:table-cell office:value-type="float" office:value="15.55" table:style-name="ce1">
            <text:p>15,5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tudentai10 000 000.txt</text:p>
          </table:table-cell>
          <table:table-cell office:value-type="float" office:value="308.34500000000003" table:style-name="ce1">
            <text:p>308,345</text:p>
          </table:table-cell>
          <table:table-cell office:value-type="float" office:value="12.423999999999999" table:style-name="ce1">
            <text:p>12,424</text:p>
          </table:table-cell>
          <table:table-cell office:value-type="float" office:value="281.19299999999998" table:style-name="ce1">
            <text:p>281,193</text:p>
          </table:table-cell>
          <table:table-cell office:value-type="float" office:value="146.727" table:style-name="ce1">
            <text:p>146,727</text:p>
          </table:table-cell>
          <table:table-cell table:number-columns-repeated="16378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uomenų failas\funkcija</text:p>
          </table:table-cell>
          <table:table-cell office:value-type="string" table:style-name="ce1">
            <text:p>Duomenų generavimas</text:p>
          </table:table-cell>
          <table:table-cell office:value-type="string" table:style-name="ce1">
            <text:p>Duomenų nuskaitymas</text:p>
          </table:table-cell>
          <table:table-cell office:value-type="string" table:style-name="ce1">
            <text:p>Rezultatų skaičiavimas</text:p>
          </table:table-cell>
          <table:table-cell office:value-type="string" table:style-name="ce1">
            <text:p>Įrašymas į failą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tudentai1 000.txt</text:p>
          </table:table-cell>
          <table:table-cell table:style-name="ce1"/>
          <table:table-cell office:value-type="float" office:value="1E-3" table:style-name="ce1">
            <text:p>0,001</text:p>
          </table:table-cell>
          <table:table-cell office:value-type="float" office:value="2.8000000000000001E-2" table:style-name="ce1">
            <text:p>0,028</text:p>
          </table:table-cell>
          <table:table-cell office:value-type="float" office:value="1.2999999999999999E-2" table:style-name="ce1">
            <text:p>0,01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tudentai10 000.txt</text:p>
          </table:table-cell>
          <table:table-cell table:style-name="ce1"/>
          <table:table-cell office:value-type="float" office:value="0.01" table:style-name="ce1">
            <text:p>0,01</text:p>
          </table:table-cell>
          <table:table-cell office:value-type="float" office:value="0.27400000000000002" table:style-name="ce1">
            <text:p>0,274</text:p>
          </table:table-cell>
          <table:table-cell office:value-type="float" office:value="0.11899999999999999" table:style-name="ce1">
            <text:p>0,119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tudentai100 000.txt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2.6869999999999998" table:style-name="ce1">
            <text:p>2,687</text:p>
          </table:table-cell>
          <table:table-cell office:value-type="float" office:value="1.2190000000000001" table:style-name="ce1">
            <text:p>1,219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tudentai1 000 000.txt</text:p>
          </table:table-cell>
          <table:table-cell table:style-name="ce1"/>
          <table:table-cell office:value-type="float" office:value="0.99199999999999999" table:style-name="ce1">
            <text:p>0,992</text:p>
          </table:table-cell>
          <table:table-cell office:value-type="float" office:value="26.445" table:style-name="ce1">
            <text:p>26,445</text:p>
          </table:table-cell>
          <table:table-cell office:value-type="float" office:value="11.936999999999999" table:style-name="ce1">
            <text:p>11,93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tudentai10 000 000.txt</text:p>
          </table:table-cell>
          <table:table-cell table:style-name="ce1"/>
          <table:table-cell office:value-type="float" office:value="10.067" table:style-name="ce1">
            <text:p>10,067</text:p>
          </table:table-cell>
          <table:table-cell office:value-type="float" office:value="266.84399999999999" table:style-name="ce1">
            <text:p>266,844</text:p>
          </table:table-cell>
          <table:table-cell office:value-type="float" office:value="123.134" table:style-name="ce1">
            <text:p>123,13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rograma paleista kitame kompiuteryj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uomenų failas\funkcija</text:p>
          </table:table-cell>
          <table:table-cell office:value-type="string" table:style-name="ce1">
            <text:p>Duomenų generavimas</text:p>
          </table:table-cell>
          <table:table-cell office:value-type="string" table:style-name="ce1">
            <text:p>Duomenų nuskaitymas</text:p>
          </table:table-cell>
          <table:table-cell office:value-type="string" table:style-name="ce1">
            <text:p>Rezultatų skaičiavimas</text:p>
          </table:table-cell>
          <table:table-cell office:value-type="string" table:style-name="ce1">
            <text:p>Įrašymas į failą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tudentai1 000.txt</text:p>
          </table:table-cell>
          <table:table-cell office:value-type="float" office:value="2.4E-2" table:style-name="ce1">
            <text:p>0,024</text:p>
          </table:table-cell>
          <table:table-cell office:value-type="float" office:value="0" table:style-name="ce1">
            <text:p>0</text:p>
          </table:table-cell>
          <table:table-cell office:value-type="float" office:value="3.6999999999999998E-2" table:style-name="ce1">
            <text:p>0,037</text:p>
          </table:table-cell>
          <table:table-cell office:value-type="float" office:value="1.9E-2" table:style-name="ce1">
            <text:p>0,019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tudentai10 000.txt</text:p>
          </table:table-cell>
          <table:table-cell office:value-type="float" office:value="0.20899999999999999" table:style-name="ce1">
            <text:p>0,209</text:p>
          </table:table-cell>
          <table:table-cell office:value-type="float" office:value="1E-3" table:style-name="ce1">
            <text:p>0,001</text:p>
          </table:table-cell>
          <table:table-cell office:value-type="float" office:value="0.36599999999999999" table:style-name="ce1">
            <text:p>0,366</text:p>
          </table:table-cell>
          <table:table-cell office:value-type="float" office:value="0.192" table:style-name="ce1">
            <text:p>0,19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tudentai100 000.txt</text:p>
          </table:table-cell>
          <table:table-cell office:value-type="float" office:value="2.14" table:style-name="ce1">
            <text:p>2,1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3.665" table:style-name="ce1">
            <text:p>3,665</text:p>
          </table:table-cell>
          <table:table-cell office:value-type="float" office:value="1.7669999999999999" table:style-name="ce1">
            <text:p>1,76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tudentai1 000 000.txt</text:p>
          </table:table-cell>
          <table:table-cell office:value-type="float" office:value="25.213000000000001" table:style-name="ce1">
            <text:p>25,213</text:p>
          </table:table-cell>
          <table:table-cell office:value-type="float" office:value="7.2999999999999995E-2" table:style-name="ce1">
            <text:p>0,073</text:p>
          </table:table-cell>
          <table:table-cell office:value-type="float" office:value="36.929000000000002" table:style-name="ce1">
            <text:p>36,929</text:p>
          </table:table-cell>
          <table:table-cell office:value-type="float" office:value="17.887" table:style-name="ce1">
            <text:p>17,88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tudentai10 000 000.txt</text:p>
          </table:table-cell>
          <table:table-cell office:value-type="float" office:value="269.495" table:style-name="ce1">
            <text:p>269,495</text:p>
          </table:table-cell>
          <table:table-cell office:value-type="float" office:value="0.70299999999999996" table:style-name="ce1">
            <text:p>0,703</text:p>
          </table:table-cell>
          <table:table-cell office:value-type="float" office:value="362.79" table:style-name="ce1">
            <text:p>362,79</text:p>
          </table:table-cell>
          <table:table-cell office:value-type="float" office:value="180.20099999999999" table:style-name="ce1">
            <text:p>180,201</text:p>
          </table:table-cell>
          <table:table-cell table:number-columns-repeated="16378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EMILIJA ŽIŽYTĖ</meta:initial-creator>
    <dc:creator>EMILIJA ŽIŽYTĖ</dc:creator>
    <meta:creation-date>2025-10-08T19:23:37Z</meta:creation-date>
    <dc:date>2025-10-09T20:35:06Z</dc:date>
  </office:meta>
</office:document-meta>
</file>